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9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4146in" svg:y="0.0394in">
            <draw:object draw:notify-on-update-of-ranges="Sheet1.B1:Sheet1.B28 Sheet1.C1:Sheet1.C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.916395">
            <text:p>1.91639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.600557">
            <text:p>4.600557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9.689224">
            <text:p>9.689224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.729066">
            <text:p>19.72906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98.406434">
            <text:p>98.406434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12.925005">
            <text:p>212.925005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897.947788">
            <text:p>897.947788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1480.99041">
            <text:p>1480.99041</text:p>
          </table:table-cell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3341.74633">
            <text:p>3341.74633</text:p>
          </table:table-cell>
        </table:table-row>
        <table:table-row table:style-name="ro1">
          <table:table-cell/>
          <table:table-cell office:value-type="float" office:value="10000">
            <text:p>10000</text:p>
          </table:table-cell>
          <table:table-cell office:value-type="float" office:value="4206.223488">
            <text:p>4206.223488</text:p>
          </table:table-cell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3966.531754">
            <text:p>3966.531754</text:p>
          </table:table-cell>
        </table:table-row>
        <table:table-row table:style-name="ro1">
          <table:table-cell/>
          <table:table-cell office:value-type="float" office:value="30000">
            <text:p>30000</text:p>
          </table:table-cell>
          <table:table-cell office:value-type="float" office:value="3764.104843">
            <text:p>3764.104843</text:p>
          </table:table-cell>
        </table:table-row>
        <table:table-row table:style-name="ro1">
          <table:table-cell/>
          <table:table-cell office:value-type="float" office:value="40000">
            <text:p>40000</text:p>
          </table:table-cell>
          <table:table-cell office:value-type="float" office:value="3342.418671">
            <text:p>3342.418671</text:p>
          </table:table-cell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3192.210197">
            <text:p>3192.210197</text:p>
          </table:table-cell>
        </table:table-row>
        <table:table-row table:style-name="ro1">
          <table:table-cell/>
          <table:table-cell office:value-type="float" office:value="60000">
            <text:p>60000</text:p>
          </table:table-cell>
          <table:table-cell office:value-type="float" office:value="3198.394775">
            <text:p>3198.394775</text:p>
          </table:table-cell>
        </table:table-row>
        <table:table-row table:style-name="ro1">
          <table:table-cell/>
          <table:table-cell office:value-type="float" office:value="61000">
            <text:p>61000</text:p>
          </table:table-cell>
          <table:table-cell office:value-type="float" office:value="3122.060299">
            <text:p>3122.060299</text:p>
          </table:table-cell>
        </table:table-row>
        <table:table-row table:style-name="ro1">
          <table:table-cell/>
          <table:table-cell office:value-type="float" office:value="62000">
            <text:p>62000</text:p>
          </table:table-cell>
          <table:table-cell office:value-type="float" office:value="3044.875145">
            <text:p>3044.875145</text:p>
          </table:table-cell>
        </table:table-row>
        <table:table-row table:style-name="ro1">
          <table:table-cell/>
          <table:table-cell office:value-type="float" office:value="63000">
            <text:p>63000</text:p>
          </table:table-cell>
          <table:table-cell office:value-type="float" office:value="3229.439735">
            <text:p>3229.439735</text:p>
          </table:table-cell>
        </table:table-row>
        <table:table-row table:style-name="ro1">
          <table:table-cell/>
          <table:table-cell office:value-type="float" office:value="64000">
            <text:p>64000</text:p>
          </table:table-cell>
          <table:table-cell office:value-type="float" office:value="2834.381104">
            <text:p>2834.381104</text:p>
          </table:table-cell>
        </table:table-row>
        <table:table-row table:style-name="ro1">
          <table:table-cell/>
          <table:table-cell office:value-type="float" office:value="65000">
            <text:p>65000</text:p>
          </table:table-cell>
          <table:table-cell office:value-type="float" office:value="2817.392349">
            <text:p>2817.392349</text:p>
          </table:table-cell>
        </table:table-row>
        <table:table-row table:style-name="ro1">
          <table:table-cell/>
          <table:table-cell office:value-type="float" office:value="65500">
            <text:p>65500</text:p>
          </table:table-cell>
          <table:table-cell office:value-type="float" office:value="2948.785543">
            <text:p>2948.785543</text:p>
          </table:table-cell>
        </table:table-row>
        <table:table-row table:style-name="ro1">
          <table:table-cell/>
          <table:table-cell office:value-type="float" office:value="66000">
            <text:p>66000</text:p>
          </table:table-cell>
          <table:table-cell office:value-type="float" office:value="1326.828003">
            <text:p>1326.828003</text:p>
          </table:table-cell>
        </table:table-row>
        <table:table-row table:style-name="ro1">
          <table:table-cell/>
          <table:table-cell office:value-type="float" office:value="67000">
            <text:p>67000</text:p>
          </table:table-cell>
          <table:table-cell office:value-type="float" office:value="1243.834972">
            <text:p>1243.834972</text:p>
          </table:table-cell>
        </table:table-row>
        <table:table-row table:style-name="ro1">
          <table:table-cell/>
          <table:table-cell office:value-type="float" office:value="69000">
            <text:p>69000</text:p>
          </table:table-cell>
          <table:table-cell office:value-type="float" office:value="1082.895756">
            <text:p>1082.895756</text:p>
          </table:table-cell>
        </table:table-row>
        <table:table-row table:style-name="ro1">
          <table:table-cell/>
          <table:table-cell office:value-type="float" office:value="70000">
            <text:p>70000</text:p>
          </table:table-cell>
          <table:table-cell office:value-type="float" office:value="1316.485405">
            <text:p>1316.485405</text:p>
          </table:table-cell>
        </table:table-row>
        <table:table-row table:style-name="ro1">
          <table:table-cell/>
          <table:table-cell office:value-type="float" office:value="80000">
            <text:p>80000</text:p>
          </table:table-cell>
          <table:table-cell office:value-type="float" office:value="1062.278748">
            <text:p>1062.278748</text:p>
          </table:table-cell>
        </table:table-row>
        <table:table-row table:style-name="ro1">
          <table:table-cell/>
          <table:table-cell office:value-type="float" office:value="90000">
            <text:p>90000</text:p>
          </table:table-cell>
          <table:table-cell office:value-type="float" office:value="975.379944">
            <text:p>975.379944</text:p>
          </table:table-cell>
        </table:table-row>
        <table:table-row table:style-name="ro1">
          <table:table-cell/>
          <table:table-cell office:value-type="float" office:value="100000">
            <text:p>100000</text:p>
          </table:table-cell>
          <table:table-cell office:value-type="float" office:value="1081.418991">
            <text:p>1081.418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6T15:56:29</dc:date>
    <meta:document-statistic meta:table-count="1" meta:cell-count="56" meta:object-count="1"/>
    <meta:generator>LibreOffice/4.0.2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1:Sheet1.C28" svg:x="0.77cm" svg:y="0.855cm" svg:width="11.738cm" svg:height="7.545cm">
          <chartooo:coordinate-region svg:x="1.762cm" svg:y="1.054cm" svg:width="10.1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8" chart:class="chart:scatter">
            <chart:domain table:cell-range-address="Sheet1.B1:Sheet1.B28"/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1:Sheet1.B28</svg:desc>
                </draw:g>
              </table:table-cell>
              <table:table-cell office:value-type="float" office:value="1.916395">
                <text:p>1.916395</text:p>
                <draw:g>
                  <svg:desc>Sheet1.C1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00557">
                <text:p>4.600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9.689224">
                <text:p>9.689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9.729066">
                <text:p>19.729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8.406434">
                <text:p>98.406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12.925005">
                <text:p>212.925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897.947788">
                <text:p>897.947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1480.99041">
                <text:p>1480.99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3341.74633">
                <text:p>3341.74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4206.223488">
                <text:p>4206.22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3966.531754">
                <text:p>3966.5317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">
                <text:p>30000</text:p>
              </table:table-cell>
              <table:table-cell office:value-type="float" office:value="3764.104843">
                <text:p>3764.1048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0">
                <text:p>40000</text:p>
              </table:table-cell>
              <table:table-cell office:value-type="float" office:value="3342.418671">
                <text:p>3342.4186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0">
                <text:p>50000</text:p>
              </table:table-cell>
              <table:table-cell office:value-type="float" office:value="3192.210197">
                <text:p>3192.210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3198.394775">
                <text:p>3198.394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000">
                <text:p>61000</text:p>
              </table:table-cell>
              <table:table-cell office:value-type="float" office:value="3122.060299">
                <text:p>3122.0602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000">
                <text:p>62000</text:p>
              </table:table-cell>
              <table:table-cell office:value-type="float" office:value="3044.875145">
                <text:p>3044.875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000">
                <text:p>63000</text:p>
              </table:table-cell>
              <table:table-cell office:value-type="float" office:value="3229.439735">
                <text:p>3229.4397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000">
                <text:p>64000</text:p>
              </table:table-cell>
              <table:table-cell office:value-type="float" office:value="2834.381104">
                <text:p>2834.381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000">
                <text:p>65000</text:p>
              </table:table-cell>
              <table:table-cell office:value-type="float" office:value="2817.392349">
                <text:p>2817.392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500">
                <text:p>65500</text:p>
              </table:table-cell>
              <table:table-cell office:value-type="float" office:value="2948.785543">
                <text:p>2948.785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000">
                <text:p>66000</text:p>
              </table:table-cell>
              <table:table-cell office:value-type="float" office:value="1326.828003">
                <text:p>1326.828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000">
                <text:p>67000</text:p>
              </table:table-cell>
              <table:table-cell office:value-type="float" office:value="1243.834972">
                <text:p>1243.834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000">
                <text:p>69000</text:p>
              </table:table-cell>
              <table:table-cell office:value-type="float" office:value="1082.895756">
                <text:p>1082.8957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0">
                <text:p>70000</text:p>
              </table:table-cell>
              <table:table-cell office:value-type="float" office:value="1316.485405">
                <text:p>1316.4854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">
                <text:p>80000</text:p>
              </table:table-cell>
              <table:table-cell office:value-type="float" office:value="1062.278748">
                <text:p>1062.2787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0">
                <text:p>90000</text:p>
              </table:table-cell>
              <table:table-cell office:value-type="float" office:value="975.379944">
                <text:p>975.3799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1081.418991">
                <text:p>1081.418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